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uxiliaryCacheEventLogging.updateWithEventLogging( ICacheElement cache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AuxiliaryCacheEventLogging.removeAllWithEventLogg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AuxiliaryCacheEventLogging.get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EventLogging.getMultipleWithEventLogging( Set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AuxiliaryCacheEventLogging.getWithEventLogging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AuxiliaryCacheEventLogging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EventLogging.update( ICacheElement cache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EventLogging.getMatching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AuxiliaryCacheEventLogging.getMultiple( Set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EventLogging.remove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EventLogging.removeWithEventLogging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AuxiliaryCacheEventLogging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EventLogging.getMatchingWithEventLogging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AuxiliaryCacheEventLogging.disposeWithEventLogg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